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weight="bold" officeooo:rsid="0006c4c9" officeooo:paragraph-rsid="0006c4c9" style:font-weight-asian="bold" style:font-weight-complex="bold"/>
    </style:style>
    <style:style style:name="P2" style:family="paragraph" style:parent-style-name="Text_20_body">
      <style:paragraph-properties fo:text-align="justify" style:justify-single-word="false"/>
      <style:text-properties officeooo:paragraph-rsid="0006c4c9"/>
    </style:style>
    <style:style style:name="P3" style:family="paragraph" style:parent-style-name="Text_20_body">
      <style:paragraph-properties fo:text-align="justify" style:justify-single-word="false"/>
      <style:text-properties officeooo:paragraph-rsid="002681aa"/>
    </style:style>
    <style:style style:name="P4" style:family="paragraph" style:parent-style-name="Text_20_body">
      <style:paragraph-properties fo:text-align="justify" style:justify-single-word="false"/>
      <style:text-properties officeooo:paragraph-rsid="00c2dcd3"/>
    </style:style>
    <style:style style:name="P5" style:family="paragraph" style:parent-style-name="Text_20_body">
      <style:paragraph-properties fo:text-align="justify" style:justify-single-word="false"/>
      <style:text-properties officeooo:paragraph-rsid="00d6310b"/>
    </style:style>
    <style:style style:name="P6" style:family="paragraph" style:parent-style-name="Text_20_body">
      <style:paragraph-properties fo:text-align="justify" style:justify-single-word="false"/>
      <style:text-properties officeooo:rsid="0006c4c9" officeooo:paragraph-rsid="00921926"/>
    </style:style>
    <style:style style:name="P7" style:family="paragraph" style:parent-style-name="Text_20_body">
      <style:paragraph-properties fo:text-align="justify" style:justify-single-word="false"/>
      <style:text-properties officeooo:rsid="0006c4c9" officeooo:paragraph-rsid="0085dd33"/>
    </style:style>
    <style:style style:name="P8" style:family="paragraph" style:parent-style-name="Text_20_body">
      <style:paragraph-properties fo:text-align="center" style:justify-single-word="false" fo:padding="0.49mm" fo:border="0.06pt solid #000000" style:shadow="#808080 1.76mm 1.76mm"/>
      <style:text-properties fo:font-weight="bold" officeooo:rsid="000057c8" officeooo:paragraph-rsid="000057c8" style:font-weight-asian="bold" style:font-weight-complex="bold"/>
    </style:style>
    <style:style style:name="P9" style:family="paragraph" style:parent-style-name="Text_20_body">
      <style:paragraph-properties fo:text-align="center" style:justify-single-word="false" fo:padding="0.49mm" fo:border="0.06pt solid #000000" style:shadow="#808080 1.76mm 1.76mm"/>
      <style:text-properties fo:font-weight="bold" officeooo:rsid="0001f785" officeooo:paragraph-rsid="0001f785" style:font-weight-asian="bold" style:font-weight-complex="bold"/>
    </style:style>
    <style:style style:name="P10" style:family="paragraph" style:parent-style-name="Text_20_body">
      <style:paragraph-properties fo:text-align="center" style:justify-single-word="false" fo:padding="0.49mm" fo:border="0.06pt solid #000000" style:shadow="#808080 1.76mm 1.76mm"/>
      <style:text-properties officeooo:paragraph-rsid="000057c8"/>
    </style:style>
    <style:style style:name="P11" style:family="paragraph" style:parent-style-name="Text_20_body">
      <style:paragraph-properties fo:margin-left="0mm" fo:margin-right="0mm" fo:text-align="justify" style:justify-single-word="false" fo:text-indent="0mm" style:auto-text-indent="false"/>
      <style:text-properties officeooo:paragraph-rsid="009b73e6"/>
    </style:style>
    <style:style style:name="P12" style:family="paragraph" style:parent-style-name="Text_20_body">
      <style:paragraph-properties fo:margin-left="0mm" fo:margin-right="0mm" fo:text-align="justify" style:justify-single-word="false" fo:text-indent="0mm" style:auto-text-indent="false"/>
      <style:text-properties officeooo:paragraph-rsid="00a35fb7"/>
    </style:style>
    <style:style style:name="P13" style:family="paragraph" style:parent-style-name="Text_20_body" style:master-page-name="">
      <loext:graphic-properties draw:fill="none"/>
      <style:paragraph-properties fo:margin-left="0mm" fo:margin-right="0mm" fo:margin-top="0mm" fo:margin-bottom="2.47mm" loext:contextual-spacing="false" fo:line-height="115%" fo:text-align="justify" style:justify-single-word="false" fo:text-indent="0mm" style:auto-text-indent="false" style:page-number="auto" fo:background-color="transparent"/>
      <style:text-properties officeooo:rsid="000476c3" officeooo:paragraph-rsid="0057292d"/>
    </style:style>
    <style:style style:name="T1" style:family="text">
      <style:text-properties fo:font-style="italic" style:font-style-asian="italic" style:font-style-complex="italic"/>
    </style:style>
    <style:style style:name="T2" style:family="text">
      <style:text-properties fo:font-style="italic" officeooo:rsid="007b6c26" style:font-style-asian="italic" style:font-style-complex="italic"/>
    </style:style>
    <style:style style:name="T3" style:family="text">
      <style:text-properties fo:font-style="italic" officeooo:rsid="009a4c4b" style:font-style-asian="italic" style:font-style-complex="italic"/>
    </style:style>
    <style:style style:name="T4" style:family="text">
      <style:text-properties fo:font-style="italic" officeooo:rsid="009b73e6" style:font-style-asian="italic" style:font-style-complex="italic"/>
    </style:style>
    <style:style style:name="T5" style:family="text">
      <style:text-properties fo:font-style="italic" fo:font-weight="bold" officeooo:rsid="0078a5a8" style:font-style-asian="italic" style:font-weight-asian="bold" style:font-style-complex="italic" style:font-weight-complex="bold"/>
    </style:style>
    <style:style style:name="T6" style:family="text">
      <style:text-properties fo:font-style="italic" fo:font-weight="bold" officeooo:rsid="0006c4c9" style:font-style-asian="italic" style:font-weight-asian="bold" style:font-style-complex="italic" style:font-weight-complex="bold"/>
    </style:style>
    <style:style style:name="T7" style:family="text">
      <style:text-properties fo:font-style="italic" fo:font-weight="bold" officeooo:rsid="0001f785" style:font-style-asian="italic" style:font-weight-asian="bold" style:font-style-complex="italic" style:font-weight-complex="bold"/>
    </style:style>
    <style:style style:name="T8" style:family="text">
      <style:text-properties fo:font-style="italic" fo:font-weight="bold" officeooo:rsid="00a4f09a" style:font-style-asian="italic" style:font-weight-asian="bold" style:font-style-complex="italic" style:font-weight-complex="bold"/>
    </style:style>
    <style:style style:name="T9" style:family="text">
      <style:text-properties fo:font-style="italic" fo:font-weight="bold" officeooo:rsid="007b6c26" style:font-style-asian="italic" style:font-weight-asian="bold" style:font-style-complex="italic" style:font-weight-complex="bold"/>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style="italic" style:text-underline-style="solid" style:text-underline-type="double" style:text-underline-width="auto" style:text-underline-color="font-color" style:font-style-asian="italic" style:font-style-complex="italic"/>
    </style:style>
    <style:style style:name="T12" style:family="text">
      <style:text-properties officeooo:rsid="0006c4c9"/>
    </style:style>
    <style:style style:name="T13" style:family="text">
      <style:text-properties officeooo:rsid="001a87a7"/>
    </style:style>
    <style:style style:name="T14" style:family="text">
      <style:text-properties style:text-underline-style="solid" style:text-underline-width="auto" style:text-underline-color="font-color" officeooo:rsid="0006c4c9"/>
    </style:style>
    <style:style style:name="T15" style:family="text">
      <style:text-properties officeooo:rsid="001fc6ba"/>
    </style:style>
    <style:style style:name="T16" style:family="text">
      <style:text-properties style:text-underline-style="solid" style:text-underline-type="double" style:text-underline-width="auto" style:text-underline-color="font-color" officeooo:rsid="001fc6ba"/>
    </style:style>
    <style:style style:name="T17" style:family="text">
      <style:text-properties style:text-underline-style="solid" style:text-underline-type="double" style:text-underline-width="auto" style:text-underline-color="font-color" officeooo:rsid="0006c4c9"/>
    </style:style>
    <style:style style:name="T18" style:family="text">
      <style:text-properties fo:language="grc" fo:country="GR" officeooo:rsid="00827faa"/>
    </style:style>
    <style:style style:name="T19" style:family="text">
      <style:text-properties fo:language="grc" fo:country="GR" fo:font-style="normal" officeooo:rsid="00c71dc7" style:font-style-asian="normal" style:font-style-complex="normal"/>
    </style:style>
    <style:style style:name="T20" style:family="text">
      <style:text-properties fo:language="grc" fo:country="GR" fo:font-style="normal" officeooo:rsid="00c726da" style:font-style-asian="normal" style:font-style-complex="normal"/>
    </style:style>
    <style:style style:name="T21" style:family="text">
      <style:text-properties fo:language="grc" fo:country="GR" fo:font-style="normal" officeooo:rsid="00827faa" style:font-style-asian="normal" style:font-style-complex="normal"/>
    </style:style>
    <style:style style:name="T22" style:family="text">
      <style:text-properties officeooo:rsid="002681aa"/>
    </style:style>
    <style:style style:name="T23" style:family="text">
      <style:text-properties officeooo:rsid="0041412b"/>
    </style:style>
    <style:style style:name="T24" style:family="text">
      <style:text-properties style:text-position="super 58%"/>
    </style:style>
    <style:style style:name="T25" style:family="text">
      <style:text-properties officeooo:rsid="006f3410"/>
    </style:style>
    <style:style style:name="T26" style:family="text">
      <style:text-properties officeooo:rsid="00995c65"/>
    </style:style>
    <style:style style:name="T27" style:family="text">
      <style:text-properties fo:font-weight="bold" officeooo:rsid="0001f785" style:font-weight-asian="bold" style:font-weight-complex="bold"/>
    </style:style>
    <style:style style:name="T28" style:family="text">
      <style:text-properties fo:font-weight="bold" officeooo:rsid="000057c8" style:font-weight-asian="bold" style:font-weight-complex="bold"/>
    </style:style>
    <style:style style:name="T29" style:family="text">
      <style:text-properties fo:font-weight="bold" officeooo:rsid="009a4c4b" style:font-weight-asian="bold" style:font-weight-complex="bold"/>
    </style:style>
    <style:style style:name="T30" style:family="text">
      <style:text-properties fo:font-weight="bold" officeooo:rsid="00a4f09a" style:font-weight-asian="bold" style:font-weight-complex="bold"/>
    </style:style>
    <style:style style:name="T31" style:family="text">
      <style:text-properties officeooo:rsid="00acb720"/>
    </style:style>
    <style:style style:name="T32" style:family="text">
      <style:text-properties officeooo:rsid="00b006f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ext:span text:style-name="T24">e</text:span> / français / télé-travail n°<text:span text:style-name="T26">3</text:span></text:p>
      <text:p text:style-name="P10"><text:span text:style-name="T27">l’</text:span><text:span text:style-name="T7">Iliade</text:span><text:span text:style-name="T27"> et l’</text:span><text:span text:style-name="T7">Odyssée</text:span><text:span text:style-name="T28"> : </text:span><text:span text:style-name="T27">r</text:span><text:span text:style-name="T29">ésumé de </text:span><text:span text:style-name="T30">l’</text:span><text:span text:style-name="T8">Iliade</text:span></text:p>
      <text:p text:style-name="P9">source : <text:a xlink:type="simple" xlink:href="https://www.arretetonchar.fr/resume-de-liliade-et-de-lodyssee/" text:style-name="Internet_20_link" text:visited-style-name="Visited_20_Internet_20_Link">https://www.arretetonchar.fr/resume-de-liliade-et-de-lodyssee/</text:a></text:p>
      <text:p text:style-name="P13"><text:tab/><text:tab/>La guerre entre les Grecs et les Troyens commence : dans les deux camps se trouvent des guerriers exceptionels. Mais rien ne se déroule comme prévu… </text:p>
      <text:p text:style-name="P11"><text:span text:style-name="T1"><text:tab/><text:tab/></text:span><text:span text:style-name="T2">L’Iliade raconte un épisode de la guerre de Troie, la </text:span><text:span text:style-name="T4">c</text:span><text:span text:style-name="T2">olère d’Achille. Les Grecs font le siège devant la ville depuis déjà d</text:span><text:span text:style-name="T3">ix</text:span><text:span text:style-name="T2"> ans sans résultat ! Agamemnon reçoit comme part de butin Chryséis, </text:span><text:span text:style-name="T4">la</text:span><text:span text:style-name="T2"> fille d’un prêtre d’Apollon. Le dieu se met en colère et envoie </text:span><text:span text:style-name="T4">une</text:span><text:span text:style-name="T2"> peste chez les Grecs. Agamemnon est donc forcé de rendre à son père Chryséis mais demande en échange à Achille sa captive Briséis. </text:span><text:span text:style-name="T9">Furieux, Achille se retire dans sa tente et refuse de participer aux combats</text:span><text:span text:style-name="T2">. Il prie même pour que les Grecs soient vaincus par les Troyens. Effectivement sans lui les Grecs se font battre par Hector et les Troyens.</text:span><text:line-break/><text:span text:style-name="T1"><text:tab/>On décide de mettre fin à la guerre par un duel à mort entre Ménélas et Pâris, mais Aphrodite intervient en enlevant Pâris sur le point d’être vaincu : la trêve est brisée et la guerre reprend, toujours sans Achille !<text:line-break/>Les Grecs s’en sortent temporairement grâce à Athéna, puis doivent faire retraite. Le camp grec et la plupart des bateaux sont incendiés. </text:span></text:p>
      <text:p text:style-name="P12"><text:span text:style-name="T1"><text:tab/>Patrocle persuade </text:span><text:span text:style-name="T4">alors </text:span><text:span text:style-name="T1">son ami Achille de lui prêter ses armes pour redonner courage aux Grecs, mais se fait tuer par Hector qui le dépouille de son armement. Achille fou de douleur décide de se venger en reprenant le combat, et Thétis lui fait fabriquer par Héphaïstos une armure et un bouclier exceptionnels. Il se livre à un véritable carnage dans les rangs des Troyens et tue Hector après l’avoir poursuivi autour des murailles de Troie. Puis </text:span><text:span text:style-name="T11">il</text:span><text:span text:style-name="T1"> </text:span><text:span text:style-name="T11">lui</text:span><text:span text:style-name="T1"> enlève </text:span><text:span text:style-name="T11">toutes ses armes</text:span><text:span text:style-name="T1"> et </text:span><text:span text:style-name="T11">le</text:span><text:span text:style-name="T1"> traîne </text:span><text:span text:style-name="T11">derrière son char</text:span><text:span text:style-name="T1"> </text:span><text:span text:style-name="T11">devant les remparts de Troie</text:span><text:span text:style-name="T1">. Priam réussit à récupérer le corps de son fils Hector en calmant la fureur d’Achille. Ainsi s’achève l’Iliade.</text:span></text:p>
      <text:p text:style-name="P12"><text:span text:style-name="T1"><text:tab/>D’autres légendes affirment qu’Achille fut tué d’une flèche tirée au talon par Pâris. Ulysse raconte dans l’Odyssée l’épisode du cheval de Troie. Les Grecs firent semblant de partir en laissant derrière eux un immense cheval de bois conçu par Ulysse et offert à Poséidon. Les Troyens </text:span><text:span text:style-name="T10">le</text:span><text:span text:style-name="T1"> </text:span><text:span text:style-name="T10">firent</text:span><text:span text:style-name="T1"> entrer </text:span><text:span text:style-name="T10">dans</text:span><text:span text:style-name="T1"> </text:span><text:span text:style-name="T10">leur</text:span><text:span text:style-name="T1"> </text:span><text:span text:style-name="T10">ville</text:span><text:span text:style-name="T1"> </text:span><text:span text:style-name="T10">et</text:span><text:span text:style-name="T1"> </text:span><text:span text:style-name="T10">à</text:span><text:span text:style-name="T1"> la nuit tombée </text:span><text:span text:style-name="T10">les</text:span><text:span text:style-name="T1"> guerriers grecs cachés à l’intérieur en sortirent et ouvrirent les portes de la ville au Grecs qui étaient revenus entre temps. Les Troyens furent massacrés ou réduits en esclavage, la ville incendiée. </text:span></text:p>
      <text:p text:style-name="Horizontal_20_Line"/>
      <text:p text:style-name="P1">Questions sur le texte. <text:span text:style-name="T13">Sauf mention contraire, toutes les réponses doivent être rédigées sans abréviation.</text:span></text:p>
      <text:p text:style-name="P6">(01) Quels sont les dieux et déesses qui apparaissent dans votre texte ? Donner pour chacun d’eux leur fonction. Par exemple, Arès a pour fonction d’être le dieu de la guerre.</text:p>
      <text:p text:style-name="P7">(02) Vous venez de lire un résumé de la célèbre histoire du cheval de Troie. Qu’est-ce qu’un «cheval de Troie» en informatique ? Pourquoi ce nom ?</text:p>
      <text:p text:style-name="P4"><text:span text:style-name="T12">(03) Les mots </text:span><text:span text:style-name="T6">h</text:span><text:span text:style-name="T5">omographes</text:span><text:span text:style-name="T12"> s’écrivent de la même manière mais n’ont pas le même sens. Les mots </text:span><text:span text:style-name="T6">homophones</text:span><text:span text:style-name="T12"> se prononcent de la même manière mais n’ont pas la même orthographe. Le mot «siège» dans le premier paragraphe a deux sens que vous préciserez. Sont-ce des mots homographes ou homophones ?</text:span></text:p>
      <text:p text:style-name="P5"><text:span text:style-name="T12">(04) Un</text:span><text:span text:style-name="T18"> «</text:span><text:span text:style-name="T19">esclave</text:span><text:span text:style-name="T21">»</text:span><text:span text:style-name="T19"> est une personne qui n’a aucun droit et qui n’a que des devoirs. En ajoutant deux suffixes différents à ce mot, fabriquez deux autres noms communs </text:span><text:span text:style-name="T20">dont vous préciserez le sens.</text:span></text:p>
      <text:p text:style-name="P2"><text:span text:style-name="T12">(05) Recopiez ce qui est écrit en gras en remplaçant </text:span>« <text:span text:style-name="T25">Achille </text:span>» <text:span text:style-name="T22">par </text:span>« <text:span text:style-name="T31">Achille et ses compagnons</text:span>» <text:span text:style-name="T32">et en écrivant la phrase au passé simple</text:span>. <text:span text:style-name="T23">Soulignez les mots que vous modifiez.</text:span></text:p>
      <text:p text:style-name="P2"><text:span text:style-name="T12">(06) Quelle est la nature grammaticale </text:span><text:span text:style-name="T14">des mots soulignés dans le texte à l’aide d’un trait simple</text:span><text:span text:style-name="T12"> ?</text:span></text:p>
      <text:p text:style-name="P3"><text:span text:style-name="T12">(07) Quelle est la fonction grammaticale </text:span><text:span text:style-name="T17">des mots soulignés dans le texte </text:span><text:span text:style-name="T16">à l’aide d’un trait double</text:span><text:span text:style-name="T15">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02mm 0.04mm 0.02mm" fo:padding="0m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4.23mm" fo:margin-bottom="2.12m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16T12:18:20.493072133</meta:creation-date>
    <dc:date>2020-03-24T11:51:04.461962488</dc:date>
    <meta:editing-duration>PT1H48M5S</meta:editing-duration>
    <meta:editing-cycles>132</meta:editing-cycles>
    <meta:generator>LibreOffice/6.3.5.2$Linux_X86_64 LibreOffice_project/30$Build-2</meta:generator>
    <meta:document-statistic meta:table-count="0" meta:image-count="0" meta:object-count="0" meta:page-count="1" meta:paragraph-count="15" meta:word-count="642" meta:character-count="3758" meta:non-whitespace-character-count="3121"/>
  </office:meta>
</office:document-meta>
</file>